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color="#454545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50%"/>
      <style:text-properties fo:color="#454545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line-height="15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line-height="15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line-height="15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line-height="15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line-height="15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12" style:family="paragraph" style:parent-style-name="Standard">
      <style:paragraph-properties fo:margin-left="0.25in" fo:margin-right="0in" fo:line-height="150%" fo:text-indent="0in" style:auto-text-indent="false"/>
      <style:text-properties fo:color="#454545" fo:font-size="10pt" style:font-size-asian="10pt" style:font-size-complex="10pt"/>
    </style:style>
    <style:style style:name="P13" style:family="paragraph" style:parent-style-name="Standard" style:list-style-name="WWNum3">
      <style:paragraph-properties fo:margin-left="1in" fo:margin-right="0in" fo:line-height="150%" fo:text-indent="-0.25in" style:auto-text-indent="false"/>
    </style:style>
    <style:style style:name="P14" style:family="paragraph" style:parent-style-name="Standard">
      <style:paragraph-properties fo:margin-left="0.5in" fo:margin-right="0in" fo:line-height="150%" fo:text-indent="0in" style:auto-text-indent="false"/>
    </style:style>
    <style:style style:name="P15" style:family="paragraph" style:parent-style-name="Standard" style:master-page-name="Standard">
      <style:paragraph-properties fo:line-height="150%" style:page-number="1"/>
    </style:style>
    <style:style style:name="T1" style:family="text">
      <style:text-properties fo:font-size="60pt" fo:font-weight="bold" style:font-size-asian="60pt" style:font-weight-asian="bold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454545" fo:font-size="10pt" fo:font-style="italic" style:font-size-asian="10pt" style:font-style-asian="italic" style:font-size-complex="10pt"/>
    </style:style>
    <style:style style:name="T4" style:family="text">
      <style:text-properties fo:color="#454545" fo:font-size="10pt" fo:font-weight="bold" style:font-size-asian="10pt" style:font-weight-asian="bold" style:font-size-complex="10pt"/>
    </style:style>
    <style:style style:name="T5" style:family="text">
      <style:text-properties fo:color="#454545" fo:font-size="10pt" style:font-size-asian="10pt" style:font-size-complex="10pt"/>
    </style:style>
    <style:style style:name="T6" style:family="text">
      <style:text-properties fo:color="#454545" fo:font-size="14pt" fo:font-weight="bold" style:font-size-asian="14pt" style:font-weight-asian="bold" style:font-size-complex="14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6pt" fo:font-weight="bold" style:font-size-asian="6pt" style:font-weight-asian="bold" style:font-size-complex="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color="#b7b7b7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UX101</text:span></text:p>
      <text:p text:style-name="P1"><text:span text:style-name="T3">The purpose of this document is to help a UX designer explain their role and process to a client (current or prospective) or a team. It’s intended for audiences that may still not understand the difference between UX design and UI design. You’re welcome to use and change this as you see fit!</text:span></text:p>
      <text:p text:style-name="P2"/>
      <text:p text:style-name="P1"><text:span text:style-name="T6">Definitions:</text:span></text:p>
      <text:list xml:id="list3704026436" text:style-name="WWNum2">
        <text:list-item>
          <text:p text:style-name="P5"><text:span text:style-name="T4">UX </text:span><text:span text:style-name="T5">(User Experience) = Function (how the product works)</text:span></text:p>
        </text:list-item>
      </text:list>
      <text:p text:style-name="P2"/>
      <text:list xml:id="list3158276349" text:style-name="WWNum5">
        <text:list-item>
          <text:p text:style-name="P6"><text:span text:style-name="T4">UI</text:span><text:span text:style-name="T5"> (User Interface) = Form (how the product looks)</text:span></text:p>
        </text:list-item>
      </text:list>
      <text:p text:style-name="P12"/>
      <text:list xml:id="list1355159396" text:style-name="WWNum3">
        <text:list-item>
          <text:p text:style-name="P7"><text:span text:style-name="T4">UX Designer</text:span><text:span text:style-name="T5"> role</text:span></text:p>
          <text:list>
            <text:list-item>
              <text:p text:style-name="P13"><text:span text:style-name="T5">Identifies users and usability needs, proposes practical design solutions for intuitive, pleasant product interaction (navigation, taxonomy, devices, task flows, feel)</text:span></text:p>
            </text:list-item>
            <text:list-item>
              <text:p text:style-name="P13"><text:span text:style-name="T5">Creates the brief and requirements for the </text:span><text:span text:style-name="T4">UI Designer </text:span><text:span text:style-name="T5">to build </text:span></text:p>
            </text:list-item>
          </text:list>
        </text:list-item>
        <text:list-item>
          <text:p text:style-name="P7"><text:span text:style-name="T4">UI Designer</text:span><text:span text:style-name="T5"> role</text:span></text:p>
          <text:list>
            <text:list-item>
              <text:p text:style-name="P13"><text:span text:style-name="T5">Creates the actual visual design and builds the User Interface</text:span></text:p>
            </text:list-item>
          </text:list>
        </text:list-item>
      </text:list>
      <text:p text:style-name="P1"><text:span text:style-name="T7"><text:s/></text:span></text:p>
      <text:p text:style-name="P1"><text:span text:style-name="T9">THE UX PROCESS </text:span><text:span text:style-name="T10">is methodical, collaborative and iterative.</text:span></text:p>
      <text:p text:style-name="P1"><text:span text:style-name="T8"><text:s/></text:span></text:p>
      <text:p text:style-name="P1"><text:span text:style-name="T11">1. </text:span><text:span text:style-name="T4">Discover &amp; Understand:</text:span><text:span text:style-name="T5"> Ask questions and analyse data until you understand the usability needs and the business goals.</text:span></text:p>
      <text:list xml:id="list3069620414" text:style-name="WWNum6">
        <text:list-item>
          <text:p text:style-name="P8"><text:span text:style-name="T5">What kinds of user types are there? </text:span></text:p>
        </text:list-item>
        <text:list-item>
          <text:p text:style-name="P8"><text:span text:style-name="T5">Who are the users? (demographics)</text:span></text:p>
        </text:list-item>
        <text:list-item>
          <text:p text:style-name="P8"><text:span text:style-name="T5">What are the problems we need to solve? </text:span></text:p>
        </text:list-item>
        <text:list-item>
          <text:p text:style-name="P8"><text:span text:style-name="T5">How can we add value?</text:span></text:p>
        </text:list-item>
        <text:list-item>
          <text:p text:style-name="P8"><text:span text:style-name="T5">What are the constraints?</text:span></text:p>
        </text:list-item>
      </text:list>
      <text:p text:style-name="P1"><text:span text:style-name="T5"><text:s/></text:span></text:p>
      <text:p text:style-name="P1"><text:span text:style-name="T4">2. Strategy &amp; Scope:</text:span><text:span text:style-name="T5"> Generate and document user needs and business goals, project requirements, resources and specifications.</text:span></text:p>
      <text:list xml:id="list148077568" text:style-name="WWNum4">
        <text:list-item>
          <text:p text:style-name="P9"><text:span text:style-name="T5">What are we creating?</text:span></text:p>
        </text:list-item>
        <text:list-item>
          <text:p text:style-name="P9"><text:soft-page-break/><text:span text:style-name="T5">What can we realistically do?</text:span></text:p>
        </text:list-item>
        <text:list-item>
          <text:p text:style-name="P9"><text:span text:style-name="T5">When will we know we’re done with this iteration?</text:span></text:p>
        </text:list-item>
        <text:list-item>
          <text:p text:style-name="P9"><text:span text:style-name="T5">How will we measure success?</text:span></text:p>
        </text:list-item>
      </text:list>
      <text:p text:style-name="P1"><text:span text:style-name="T5"><text:s/></text:span></text:p>
      <text:p text:style-name="P1"><text:span text:style-name="T4">3. Structure:</text:span><text:span text:style-name="T5"> Collaboratively create and validate information architecture, site map, navigation structure, taxonomies and task flows.</text:span></text:p>
      <text:list xml:id="list2039397774" text:style-name="WWNum7">
        <text:list-item>
          <text:p text:style-name="P10"><text:span text:style-name="T5">What are things called?</text:span></text:p>
        </text:list-item>
        <text:list-item>
          <text:p text:style-name="P10"><text:span text:style-name="T5">How do things need to be grouped?</text:span></text:p>
        </text:list-item>
        <text:list-item>
          <text:p text:style-name="P10"><text:span text:style-name="T5">What does each user type need to see on each screen?</text:span></text:p>
        </text:list-item>
      </text:list>
      <text:p text:style-name="P1"><text:span text:style-name="T5"><text:s/></text:span></text:p>
      <text:p text:style-name="P1"><text:span text:style-name="T4">4. Wireframe:</text:span><text:span text:style-name="T5"> Iteratively create and validate the interface layout (keep the drafts content-based: no colours/fonts/images). If you have multiple user groups, create these with each group, then socialise with the other groups. Have the users present and explain to each other.</text:span></text:p>
      <text:p text:style-name="P1"><text:span text:style-name="T5"><text:s/></text:span></text:p>
      <text:p text:style-name="P1"><text:span text:style-name="T4">5. Test &amp; Refine:</text:span><text:span text:style-name="T5"> Test and socialise with the correct user groups and refine until functionality is validated.</text:span></text:p>
      <text:p text:style-name="P1"><text:span text:style-name="T5"><text:s/></text:span></text:p>
      <text:p text:style-name="P1"><text:span text:style-name="T4">6. UI:</text:span><text:span text:style-name="T5"> Generate the brief for UI and visual design look and feel. Begin design iterations.</text:span></text:p>
      <text:list xml:id="list270490021" text:style-name="WWNum1">
        <text:list-item>
          <text:p text:style-name="P11"><text:span text:style-name="T5">No design by committee. NO. DESIGN. BY. COMMITTEE.</text:span></text:p>
        </text:list-item>
        <text:list-item>
          <text:p text:style-name="P11"><text:span text:style-name="T5">Be prepared to explain and defend your designs, but be open to reasoned feedback. Remain convince-able.</text:span></text:p>
        </text:list-item>
        <text:list-item>
          <text:p text:style-name="P11"><text:span text:style-name="T5">Egos and opinions can be mitigated by A/B testing, user feedback and data.</text:span></text:p>
        </text:list-item>
        <text:list-item>
          <text:p text:style-name="P11"><text:span text:style-name="T5">Bad UI can ruin good UX</text:span></text:p>
        </text:list-item>
      </text:list>
      <text:p text:style-name="P1"><text:span text:style-name="T5"><text:s/></text:span></text:p>
      <text:p text:style-name="P1"><text:span text:style-name="T4">7. Test &amp; Refine:</text:span><text:span text:style-name="T5"> Test with the correct user groups and refine until ready to release.</text:span></text:p>
      <text:p text:style-name="P14"><text:span text:style-name="T5"><text:s/></text:span></text:p>
      <text:p text:style-name="P1"><text:span text:style-name="T4">8. Monitor:</text:span><text:span text:style-name="T5"> Watch usage data and feedback channels</text:span></text:p>
      <text:p text:style-name="P3"/>
      <text:p text:style-name="P1"><text:span text:style-name="T4">9. Iterate:</text:span><text:span text:style-name="T5"> Commit to continuous improvement. Collect data and feedback, adjust and cycle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fo:font-weight="bold"/>
    </style:style>
    <style:style style:name="ListLabel_20_20" style:display-name="ListLabel 20" style:family="text">
      <style:text-properties fo:font-size="1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b7b7b7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riginal document created by Will Sherman @ 2019 willjsherman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6" meta:word-count="442" meta:character-count="2622" meta:non-whitespace-character-count="2228"/>
    <meta:generator>LibreOfficeDev/6.0.5.2$Linux_X86_64 LibreOffice_project/</meta:generator>
  </office:meta>
</office:document-meta>
</file>